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12e3"/>
    </style:style>
    <style:style style:name="P2" style:family="paragraph" style:parent-style-name="Standard">
      <style:text-properties officeooo:paragraph-rsid="001812e3"/>
    </style:style>
    <style:style style:name="T1" style:family="text">
      <style:text-properties officeooo:rsid="001812e3"/>
    </style:style>
    <style:style style:name="T2" style:family="text">
      <style:text-properties fo:font-variant="normal" fo:text-transform="none" fo:color="#222222" style:font-name="Google Sans" fo:font-size="22.5pt" fo:letter-spacing="normal" fo:font-style="normal" fo:font-weight="normal"/>
    </style:style>
    <style:style style:name="T3" style:family="text">
      <style:text-properties fo:font-variant="normal" fo:text-transform="none" fo:color="#222222" style:font-name="Google Sans" fo:font-size="12pt" fo:letter-spacing="normal" fo:font-style="normal" fo:font-weight="normal" style:font-size-asian="12pt" style:font-size-complex="12pt"/>
    </style:style>
    <style:style style:name="T4" style:family="text">
      <style:text-properties officeooo:rsid="00187d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traseña: </text:span><text:span text:style-name="T4">j</text:span><text:span text:style-name="T3">alcomulco</text:span></text:p>
      <text:p text:style-name="P1"><text:span text:style-name="T1">ususario: </text:span>salesu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09:53:47.195240379</meta:creation-date>
    <dc:date>2021-04-05T09:58:51.142717583</dc:date>
    <meta:editing-duration>PT5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4" meta:character-count="39" meta:non-whitespace-character-count="37"/>
  </office:meta>
</office:document-meta>
</file>